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bat action only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roportion of cards implemented:</text:p>
          </table:table-cell>
          <table:table-cell/>
          <table:table-cell table:formula="of:=COUNTIF([.C2:.C185];&quot;Yes&quot;)/184" office:value-type="float" office:value="0.701086956521739" calcext:value-type="float">
            <text:p>0.701086956521739</text:p>
          </table:table-cell>
          <table:table-cell/>
        </table:table-row>
        <table:table-row table:style-name="ro1" table:number-rows-repeated="1048388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6">00/00/0000</text:date>, <text:time style:data-style-name="N2" text:time-value="11:08:31.998946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4-06T12:26:52.394787500</dc:date>
    <meta:editing-duration>P2DT2H2M8S</meta:editing-duration>
    <meta:editing-cycles>78</meta:editing-cycles>
    <meta:generator>LibreOffice/25.2.1.2$Windows_X86_64 LibreOffice_project/d3abf4aee5fd705e4a92bba33a32f40bc4e56f49</meta:generator>
    <meta:document-statistic meta:table-count="1" meta:cell-count="615" meta:object-count="0"/>
  </office:meta>
</office:document-meta>
</file>